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tienne Theuriot startup day 18/10/2015</text:p>
      <text:p text:style-name="Normal">Durant la matinée nous avons réalisés la fin des maquettes papier<text:s/>de notre application</text:p>
      <text:p text:style-name="Normal">Cette après-midi nous suivons des cours sur le C# avec Visual Studio</text:p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tienne Theuriot</meta:initial-creator>
    <dc:creator>Etienne Theuriot</dc:creator>
    <meta:creation-date>2015-11-18T13:21:00Z</meta:creation-date>
    <dc:date>2015-11-18T15:51:00Z</dc:date>
    <meta:template xlink:href="Normal" xlink:type="simple"/>
    <meta:editing-cycles>3</meta:editing-cycles>
    <meta:editing-duration>PT6060S</meta:editing-duration>
    <meta:document-statistic meta:page-count="1" meta:paragraph-count="1" meta:word-count="30" meta:character-count="197" meta:row-count="1" meta:non-whitespace-character-count="168"/>
  </office:meta>
</office:document-meta>
</file>